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67c86b5" officeooo:paragraph-rsid="067c86b5"/>
    </style:style>
    <style:style style:name="P2" style:family="paragraph" style:parent-style-name="Footnote">
      <style:text-properties officeooo:rsid="067dfe04" officeooo:paragraph-rsid="067dfe04"/>
    </style:style>
    <style:style style:name="P3" style:family="paragraph" style:parent-style-name="Footnote">
      <style:text-properties officeooo:rsid="067fdee3" officeooo:paragraph-rsid="067fdee3"/>
    </style:style>
    <style:style style:name="P4" style:family="paragraph" style:parent-style-name="Footnote">
      <style:text-properties officeooo:rsid="0683cd5d" officeooo:paragraph-rsid="0683cd5d"/>
    </style:style>
    <style:style style:name="P5" style:family="paragraph" style:parent-style-name="Text_20_body">
      <style:paragraph-properties fo:text-align="center" style:justify-single-word="false"/>
      <style:text-properties style:font-name="Sanskrit 2003" fo:font-size="13pt" officeooo:paragraph-rsid="0017b935" style:font-size-asian="13pt" style:font-name-complex="Sanskrit 2003" style:font-size-complex="13pt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7b935" style:font-size-asian="13pt" style:font-name-complex="Sanskrit 2003" style:font-size-complex="13pt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rsid="0683cd5d" officeooo:paragraph-rsid="0017b935" style:font-size-asian="13pt" style:font-name-complex="Sanskrit 2003" style:font-size-complex="13pt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rsid="0685b17c" officeooo:paragraph-rsid="0017b935" style:font-size-asian="13pt" style:font-name-complex="Sanskrit 2003" style:font-size-complex="13pt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rsid="06879981" officeooo:paragraph-rsid="0017b935" style:font-size-asian="13pt" style:font-name-complex="Sanskrit 2003" style:font-size-complex="13pt"/>
    </style:style>
    <style:style style:name="T1" style:family="text">
      <style:text-properties officeooo:rsid="0683cd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6327f5" style:font-weight-asian="bold" style:font-weight-complex="bold"/>
    </style:style>
    <style:style style:name="T4" style:family="text">
      <style:text-properties officeooo:rsid="067c18c3"/>
    </style:style>
    <style:style style:name="T5" style:family="text">
      <style:text-properties officeooo:rsid="066327f5"/>
    </style:style>
    <style:style style:name="T6" style:family="text">
      <style:text-properties officeooo:rsid="067c86b5"/>
    </style:style>
    <style:style style:name="T7" style:family="text">
      <style:text-properties officeooo:rsid="067dfe04"/>
    </style:style>
    <style:style style:name="T8" style:family="text">
      <style:text-properties officeooo:rsid="067fdee3"/>
    </style:style>
    <style:style style:name="T9" style:family="text">
      <style:text-properties officeooo:rsid="0681321a"/>
    </style:style>
    <style:style style:name="T10" style:family="text">
      <style:text-properties officeooo:rsid="06826022"/>
    </style:style>
    <style:style style:name="T11" style:family="text">
      <style:text-properties officeooo:rsid="0682f560"/>
    </style:style>
    <style:style style:name="T12" style:family="text">
      <style:text-properties officeooo:rsid="066481a5"/>
    </style:style>
    <style:style style:name="T13" style:family="text">
      <style:text-properties officeooo:rsid="0685b17c"/>
    </style:style>
    <style:style style:name="T14" style:family="text">
      <style:text-properties officeooo:rsid="068799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अथ पञ्चाशीतितमोऽध्यायः । </text:p>
      <text:p text:style-name="P6"><text:span text:style-name="T2">प्रतिष्ठाकला</text:span><text:span text:style-name="T3">सं</text:span><text:span text:style-name="T2">शोधन</text:span><text:span text:style-name="T3">विधिः</text:span> <text:line-break/>ईश्वर उवाच -<text:line-break/>तत्त्वयोरथ सन्धानं कु<text:span text:style-name="T4">र्या</text:span>च्छुद्धविशुद्धयोः । <text:line-break/>ह्रस्वदीर्घप्रयोगेण नादनादान्तसङ्गिना ॥१<text:span text:style-name="T5">॥</text:span> <text:line-break/><text:span text:style-name="T4">ॐ</text:span> हां ह्रूं हां <text:s/>॥<text:span text:style-name="T5">२॥</text:span><text:line-break/>अप्तेजो वायुराकाशं तन्मात्रेन्द्रियबुद्धयः । <text:line-break/>गुणत्रयमहङ्कारश्चतुर्विंशः पुमानिति ॥<text:span text:style-name="T5">३॥</text:span> <text:line-break/>प्रतिष्ठायां निविष्ठानि तत्त्वान्येतानि भावयेत् । <text:line-break/>पञ्चविंशतिसङ्ख्यानि खादियान्ताक्षराणि च ॥<text:span text:style-name="T5">४॥</text:span> <text:line-break/>पञ्चाशदधिका षष्टिर्भुवनैस्तुल्यस<text:span text:style-name="T4">ंज्ञि</text:span>ताः । <text:s/><text:line-break/>तावन्त एव रुद्राश्च विज्ञेयास्तत्र तद्यथा ॥<text:span text:style-name="T5">५॥</text:span> <text:line-break/>अमरेशः प्रभावश्च न<text:span text:style-name="T6">ै</text:span>मिषः <text:note text:id="ftn0" text:note-class="footnote"><text:note-citation>1</text:note-citation><text:note-body><text:p text:style-name="P1">प्लक्षवोऽपि</text:p></text:note-body></text:note>पुष्करोऽपि च । <text:line-break/>तथा<text:note text:id="ftn674" text:note-class="footnote"><text:note-citation>2</text:note-citation><text:note-body><text:p text:style-name="P1">तथाऽऽषाढिश्च</text:p></text:note-body></text:note> पादिश्च दण्डिश्च भावभूतिरथाष्टमः ॥<text:span text:style-name="T5">६॥</text:span> <text:line-break/>नकुलीशो हरिश्चन्द्रः श्रीशैलो दशमः स्मृतः । <text:s/><text:line-break/>अन्वीशोऽस्रातिकेशश्च महाकालोऽथ मध्यमः ॥<text:span text:style-name="T5">७॥</text:span> <text:line-break/>केदारो भैरवश्चैव द्वितीयाष्टकमीरित<text:span text:style-name="T7">म्</text:span> । <text:s/><text:line-break/>ततो गयाकुरुक्षेत्रखलानादिकनादिके ॥<text:span text:style-name="T5">८॥</text:span> <text:line-break/>विमलश्चाट<text:span text:style-name="T7">ु</text:span>हासश्च<text:note text:id="ftn675" text:note-class="footnote"><text:note-citation>3</text:note-citation><text:note-body><text:p text:style-name="P2">श्चाथ होमश्च मा</text:p></text:note-body></text:note> महेन्द्रो भाम एव च । <text:line-break/>वस्वापदं रुद्रकोटिरवियुक्तो महा<text:span text:style-name="T7">बलः</text:span> ॥<text:span text:style-name="T5">९॥</text:span><text:line-break/>गोकर्णो भद्रकर्णश्च स्वर्णाक्षः स्थाणुरेव च । <text:line-break/><text:soft-page-break/>अजेशश्चैव सर्वज्ञो भास्वरः सूदनान्तरः ॥<text:span text:style-name="T5">१०॥</text:span><text:line-break/>सुबाहुर्मत्तरूपी<text:note text:id="ftn676" text:note-class="footnote"><text:note-citation>4</text:note-citation><text:note-body><text:p text:style-name="P2">सुबाहुर्बहुरूपी</text:p></text:note-body></text:note> च विशालो जटिलस्तथा । </text:p>
      <text:p text:style-name="P6">रौद्रोऽथ पिङ्गलाक्षश्च कालदंष्ट्री भवेत्ततः ॥<text:span text:style-name="T5">११॥</text:span><text:line-break/><text:note text:id="ftn677" text:note-class="footnote"><text:note-citation>5</text:note-citation><text:note-body><text:p text:style-name="P3">विदूरश्चैव</text:p></text:note-body></text:note>विदुरश्चैव घोरश्च प्राजापत्यो हुताशनः । <text:line-break/>कामरूपी तथा कालः कर्णोऽप्यथ भयानकः ॥<text:span text:style-name="T5">१२॥</text:span><text:line-break/>मतङ्गः पिङ्गलश्चैव हरो वैधातृस<text:span text:style-name="T8">ं</text:span>ज्ञकः । <text:line-break/>शङ्कुकर्णो विधानश्च श्रीकण्ठश्चन्द्रशेखरः<text:span text:style-name="T8">।</text:span><text:line-break/>सहैतेन च प<text:span text:style-name="T8">र्य</text:span>न्ताः कथ्यन्तेऽथ पदान्यपि ॥<text:span text:style-name="T5">१३॥</text:span><text:line-break/>व्यापिन्, <text:span text:style-name="T8">ॐ</text:span> अरूप, <text:span text:style-name="T8">ॐ</text:span> प्रमथ, <text:span text:style-name="T8">ॐ</text:span> तेजः, <text:span text:style-name="T8">ॐ</text:span> ज्योतिः, <text:span text:style-name="T8">ॐ</text:span> पुरुष, <text:span text:style-name="T8">ॐ</text:span> अग्ने, <text:span text:style-name="T8">ॐ</text:span> अधूम, <text:span text:style-name="T8">ॐ</text:span> अभस्म, <text:span text:style-name="T8">ॐ</text:span> अनादि, <text:span text:style-name="T8">ॐ</text:span> नाना, <text:span text:style-name="T8">ॐ</text:span> धूधू, <text:span text:style-name="T8">ॐ</text:span> भूः, <text:span text:style-name="T8">ॐ</text:span> भुवः, <text:span text:style-name="T8">ॐ</text:span> स्वः, अनिधन <text:span text:style-name="T8">वि</text:span>धनोद्भव शिव शर्व परमात्मन्महेश्वर महादेव सद्भावेश्वर महातेजः, योगाधिपतये मुञ्च प्रथम सर्व सर्वेति द्वात्रिंशत्पदानि ॥१<text:span text:style-name="T5">४॥</text:span><text:line-break/><text:span text:style-name="T9">बी</text:span>जभावे त्रयो मन्त्रा वामदेवः शिवः शिखा <text:span text:style-name="T5">।</text:span><text:line-break/>गान्धारी च सुषुम्णा च नाड्यौ द्वौ मारुतौ तथा <text:span text:style-name="T5">॥१५॥</text:span><text:line-break/>समानोदाननामानौ रसना पायुरिन्द्रिये <text:span text:style-name="T5">।</text:span><text:line-break/>रसस्तु विषयो रूपशब्दस्पर्शरसा गुणाः ॥१<text:span text:style-name="T5">६॥</text:span><text:line-break/>मण्डलं व<text:span text:style-name="T9">र्तु</text:span>लं तच्च पुण्डरीकाङ्कितं सित<text:span text:style-name="T9">म्</text:span> <text:span text:style-name="T5">।</text:span><text:line-break/>स्वप्नावस्था प्रतिष्ठायां कारणं गरुडध्वज<text:span text:style-name="T9">म् </text:span>॥१<text:span text:style-name="T5">७॥</text:span><text:line-break/>प्रतिष्ठान्त<text:span text:style-name="T9">र्ग</text:span>तं सर्वं सञ्चिन्त्य भुवनादिक<text:span text:style-name="T9">म् ।</text:span><text:line-break/>सूत्रं देहे स्वमन्त्रेण प्रविश्यैनां वियोजयेत् ॥१<text:span text:style-name="T5">८॥</text:span><text:line-break/><text:span text:style-name="T9">ॐ</text:span> हां खीं हां प्रतिष्ठाकलापाशाय, <text:span text:style-name="T9">ॐ</text:span> फट् <text:span text:style-name="T9">। </text:span>स्वाहान्तेनानैनैव पूरकेणाङ्कुशमुद्रया समाकर्षेत् <text:span text:style-name="T9">।</text:span> ततः, <text:span text:style-name="T9">ॐ</text:span> हां ह्रूं ह्रां ह्रूं <text:s/>प्रतिष्ठाकलापाशाय ह्रूं फडित्यनेन संहारमुद्रया कुम्भकेन हृदयादधो नाडीसूत्रादादाय, <text:span text:style-name="T9">ॐ</text:span> हां ह्रूं ह्रां हां <text:s/>प्रतिष्ठाकलापाशाय नम इत्यनेनोद्भवमुद्रया रेचकेन कुम्भे समारोपयेत् <text:span text:style-name="T9">।ॐ</text:span> हां ह्रीं प्रतिष्ठाकलापाशाय नम <text:soft-page-break/>इत्यनेना<text:span text:style-name="T9">र्च</text:span>यित्वा सम्पूज्य स्वाहान्तेना<text:span text:style-name="T9">ऽऽ</text:span>हुतीनां त्रयेण सन्निधाय ततः - <text:span text:style-name="T9">ॐ</text:span> हां विष्णवे नम इति विष्णुमावाह्य सम्पूज्य सन्तर्प्य ॥१<text:span text:style-name="T5">९॥</text:span><text:line-break/>विष्णो तवाधिकारेऽस्मिन् मुमुक्षुं दीक्षयाम्यह<text:span text:style-name="T10">म्</text:span> <text:span text:style-name="T5">।</text:span><text:line-break/>भाव्यं त्वया<text:span text:style-name="T11">ऽ</text:span>नुकूलेन विष्णुं विज्ञापयेदिति ॥<text:span text:style-name="T5">२०॥</text:span><text:line-break/>ततो वागीश्वरीं देवीं वागीशमपि पूर्ववत् <text:span text:style-name="T5">।</text:span><text:line-break/>आवाह्याभ्यर्च्य सन्तर्प्य शिष्यं वक्षसि ताडयेत् ॥<text:span text:style-name="T5">२१॥</text:span> <text:line-break/><text:span text:style-name="T11">ॐ</text:span> हां हां हं फट् ॥<text:span text:style-name="T5">२२॥</text:span></text:p>
      <text:p text:style-name="P6">प्रविशेदप्यनेनैव चैतन्यं विभजेत्ततः <text:span text:style-name="T5">।</text:span><text:line-break/>शस्त्रेण पाशसंयुक्तं ज्येष्<text:span text:style-name="T11">ठ</text:span>याऽङ्कुशमुद्रया ॥<text:span text:style-name="T5">२३॥</text:span> <text:line-break/><text:span text:style-name="T11">ॐ</text:span> हां हं हों ह्रूं फट् ॥<text:span text:style-name="T5">२४॥</text:span><text:line-break/>स्वाहान्तेन हृदा<text:span text:style-name="T11">ऽऽ</text:span>कृष्य तेनैव पुटितात्मना <text:span text:style-name="T5">।</text:span><text:line-break/>गृहीत्वा<text:note text:id="ftn678" text:note-class="footnote"><text:note-citation>6</text:note-citation><text:note-body><text:p text:style-name="P4">हीत्वाऽन्तर्नमो</text:p></text:note-body></text:note> तं नमोन्तेन निजात्मनि नियोजयेत् ॥<text:span text:style-name="T5">२५॥</text:span> <text:line-break/><text:span text:style-name="T1">ॐ</text:span> हां हं <text:span text:style-name="T1">हामा</text:span>त्मने नमः ॥<text:span text:style-name="T5">२६॥</text:span><text:line-break/>पूर्ववत्पितृसंयोगं भावयित्वोद्भवाख्यया <text:span text:style-name="T5">।</text:span></text:p>
      <text:p text:style-name="P6">वामया<text:note text:id="ftn679" text:note-class="footnote"><text:note-citation>7</text:note-citation><text:note-body><text:p text:style-name="P4">वामपादतलेनैव</text:p></text:note-body></text:note> तदनेनैव देवीगर्भे विनिक्षिपेत् ॥<text:span text:style-name="T5">२७॥</text:span><text:line-break/><text:span text:style-name="T1">ॐ</text:span> हां हं हा<text:span text:style-name="T1">मा</text:span>त्मने नमः ॥<text:span text:style-name="T5">२८॥</text:span><text:line-break/>देहोत्पत्तौ हृदा ह्येवं शिरसा जन्मना तथा <text:span text:style-name="T12">।</text:span> </text:p>
      <text:p text:style-name="P6"><text:span text:style-name="T1">शिखया वाऽधिकाराय भोगाय कवचाणुना </text:span>॥<text:span text:style-name="T12">२९॥</text:span></text:p>
      <text:p text:style-name="P7">तत्त्वशुद्धौ हृदा ह्येवं गर्भाधानाय पूर्ववत् ।</text:p>
      <text:p text:style-name="P7">शिरसा पाशशैथिल्ये निष्कृत्यैवं शतं जपेत् ॥<text:span text:style-name="T13">३०॥</text:span></text:p>
      <text:p text:style-name="P8">एवं पाशवियोगेऽपि ततः शस्त्रात्मजप्तया । </text:p>
      <text:p text:style-name="P8">छिन्द्यादस्त्रेण कर्तर्या कला बीजवता यथा ॥३१॥</text:p>
      <text:p text:style-name="P8"><text:soft-page-break/>ॐ ह्रीं प्रतिष्ठाकलापाशाय हः फट् ॥३२॥</text:p>
      <text:p text:style-name="P8">विसृज्य वर्तुलीकृत्य पाशमस्त्रेण पूर्ववत् ।</text:p>
      <text:p text:style-name="P8">घृतपूर्णे स्रुवे दत्त्वा कलास्त्रेणैव होमयेत् ॥३३॥</text:p>
      <text:p text:style-name="P8">अस्त्रेण जुहुयात्पञ्च पाशाङ्कुशनिवृत्तये ।</text:p>
      <text:p text:style-name="P8">प्रायश्चित्तनिषेधार्थं दद्यादष्टाऽऽहुतीस्ततः॥३४॥</text:p>
      <text:p text:style-name="P8">ॐ हः, अस्त्राय ह्रूं फट् ॥३५॥</text:p>
      <text:p text:style-name="P8">हृदाऽऽवाह्य हृषीकेशं कृत्वा पूजनतर्पणे ।</text:p>
      <text:p text:style-name="P8">पूर्वोक्तविधिना कुर्यादधिकारसमर्पणम् ॥३६॥</text:p>
      <text:p text:style-name="P8">ॐ हां रसशुल्कं गृहाण स्वाहा ॥३७॥</text:p>
      <text:p text:style-name="P8">निःशेषादग्धपाशस्य पशोरस्य हरे त्वया ।</text:p>
      <text:p text:style-name="P8">न स्थेयं बन्धकत्वेन शिवाज्ञां श्रावयेदिति ॥<text:span text:style-name="T14">३८॥</text:span></text:p>
      <text:p text:style-name="P9">ततो विसृज्य गोविन्दं विद्यात्मानं नियोज्य च ।</text:p>
      <text:p text:style-name="P9">राहुमुक्तर्धदृश्येन चन्द्रबिम्बेन सन्निभम् ॥३९॥</text:p>
      <text:p text:style-name="P9">संहारमुद्रया स्वस्थं विधायोद्भवमुद्रया ।</text:p>
      <text:p text:style-name="P9">सूत्रे संयोज्य विन्यस्य योयबिन्दुं यथा पुरा ॥४०॥</text:p>
      <text:p text:style-name="P9">विसृज्य पितरौ वह्नेः पूजितौ कुसुमादिभिः ।</text:p>
      <text:p text:style-name="P5">दद्यात्पूर्णां विधानेन प्रतिष्ठाऽपि विशोधिता ॥<text:span text:style-name="T1">४१॥</text:span><text:line-break/>इत्यादिमहापुराणे आग्नेये निर्वाणदीक्षायां प्रतिष्ठाकलाशोधनं नाम पञ्चाशीतितमोऽध्यायः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6:01:03.342710998</meta:creation-date>
    <dc:date>2017-06-22T16:03:37.995921794</dc:date>
    <meta:editing-duration>PT2M3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4" meta:paragraph-count="34" meta:word-count="487" meta:character-count="2206" meta:non-whitespace-character-count="1721"/>
  </office:meta>
</office:document-meta>
</file>